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808080" draw:marker-start-width="0.518cm" draw:marker-end-width="0.518cm" draw:fill-color="#cf3834" draw:textarea-horizontal-align="justify" draw:textarea-vertical-align="middle" draw:auto-grow-height="false" fo:min-height="0.681cm" fo:min-width="1.447cm" fo:padding-top="0.231cm" fo:padding-bottom="0.231cm" fo:padding-left="0.356cm" fo:padding-right="0.356cm"/>
    </style:style>
    <style:style style:name="gr2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8.64cm" fo:min-width="8.39cm" fo:padding-top="0.151cm" fo:padding-bottom="0.151cm" fo:padding-left="0.276cm" fo:padding-right="0.276cm"/>
    </style:style>
    <style:style style:name="P1" style:family="paragraph">
      <loext:graphic-properties draw:fill-color="#cf3834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159cm" svg:height="1.143cm" svg:x="6.334cm" svg:y="10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8.634cm" svg:y="10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10.934cm" svg:y="10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7.034cm" svg:y="12.2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9.334cm" svg:y="12.2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11.634cm" svg:y="12.2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6.334cm" svg:y="13.5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8.634cm" svg:y="13.5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10.934cm" svg:y="13.5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7.034cm" svg:y="14.8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9.334cm" svg:y="14.8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11.634cm" svg:y="14.8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6.334cm" svg:y="16.1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8.634cm" svg:y="16.1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10.934cm" svg:y="16.1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8.89cm" svg:x="5.572cm" svg:y="9.64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7T10:32:15.853719756</meta:creation-date>
    <dc:date>2019-11-28T22:13:19.106324923</dc:date>
    <meta:editing-duration>PT7M17S</meta:editing-duration>
    <meta:editing-cycles>2</meta:editing-cycles>
    <meta:generator>LibreOffice/6.0.7.3$Linux_X86_64 LibreOffice_project/00m0$Build-3</meta:generator>
    <meta:document-statistic meta:object-count="16"/>
  </office:meta>
</office:document-meta>
</file>